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8:07:19.685297544</dc:date>
    <meta:editing-duration>PT2M24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63507348203429">
                <text:p>-0.963507348203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97379774329708">
                <text:p>0.497379774329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982515786259E-015">
                <text:p>-4.89982515786259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36249105369361">
                <text:p>0.736249105369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63507348203424">
                <text:p>0.963507348203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50666467128619">
                <text:p>0.250666467128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97379774329712">
                <text:p>-0.497379774329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250666467128616">
                <text:p>0.250666467128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63507348203421">
                <text:p>0.963507348203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36249105369364">
                <text:p>0.736249105369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7081412025E-015">
                <text:p>-1.4708141202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36249105369353">
                <text:p>-0.736249105369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50666467128599">
                <text:p>-0.250666467128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97379774329715">
                <text:p>0.497379774329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9737977432972">
                <text:p>0.49737977432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50666467128594">
                <text:p>-0.2506664671285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63507348203426">
                <text:p>-0.963507348203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">
                <text:p>-1.9021130325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36909421185739">
                <text:p>-1.36909421185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736249105369358">
                <text:p>-0.7362491053693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6.36940131683941E-015">
                <text:p>-6.36940131683941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